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normal" style:font-name-asian="Times New Roman2" style:font-weight-asian="normal" style:font-name-complex="Times New Roman2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85cm" svg:height="0.85cm" draw:z-index="0"><draw:image xlink:href="../images/3057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ПОР ИКП (порог срабатывания)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5">C</text:span><text:span text:style-name="T8">и</text:span>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1" draw:name="Графический объект2" text:anchor-type="as-char" svg:width="2.671cm" svg:height="3.251cm" draw:z-index="1"><draw:image xlink:href="../images/3057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релейное звено с зоной нечувствительности, на выходе формирует логическую 1 или 0 по следующему алгоритму:</text:p>
            <text:p text:style-name="P2">На вход блока подаются два сигнала, которые сравниваются между собой. Если их <text:span text:style-name="T2">разность</text:span> превысит порог срабатывания, то блок формирует логическую 1 на выходе. Если разность между первым и вторым входом станет меньше порога срабатывания (с учетом зоны возврата), то на выходе блок формирует логический 0:</text:p>
            <text:p text:style-name="P3"><text:span text:style-name="T3"><draw:frame draw:style-name="fr2" draw:name="Объект1" text:anchor-type="as-char" svg:width="9.008cm" svg:height="1.334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,</text:span></text:p>
            <text:p text:style-name="P2"><text:span text:style-name="T1">где </text:span><text:span text:style-name="T6">x</text:span><text:span text:style-name="T10">₁</text:span><text:span text:style-name="T6">(t), x</text:span><text:span text:style-name="T10">₂</text:span><text:span text:style-name="T6">(t)</text:span><text:span text:style-name="T7"> </text:span><text:span text:style-name="T1">– входные сигналы блока; </text:span><text:span text:style-name="T6">y(t)</text:span><text:span text:style-name="T7"> </text:span><text:span text:style-name="T1">– </text:span><text:span text:style-name="T9">выходной</text:span><text:span text:style-name="T1"> сигнал; </text:span><text:span text:style-name="T6">a, </text:span><text:span text:style-name="T10">ε₀</text:span><text:span text:style-name="T7"> </text:span><text:span text:style-name="T1">– величина </text:span><text:span text:style-name="T9">зоны возврата и порог срабатывания</text:span><text:span text:style-name="T1">.</text:span></text:p>
            <text:p text:style-name="P2"><text:span text:style-name="T3">Блок представляет собой субмодель. Для того чтобы посмотреть структуру алгоритма – нажмите правой кнопкой «Действия» </text:span><text:span text:style-name="T4">→</text:span><text:span text:style-name="T3"> «Войти в субмодель».</text:span></text:p>
            <text:p text:style-name="P2"><text:span text:style-name="T2">Свойства</text:span>:</text:p>
            <text:list xml:id="list7340366449175949473" text:style-name="L1">
              <text:list-item>
                <text:p text:style-name="P7">Порог срабатывания — уставка, с которой сравнивается разность входных сигналов.</text:p>
              </text:list-item>
              <text:list-item>
                <text:p text:style-name="P7">Зона возврата — величина, которая вычитается из уставки для формирования нижней границы переключения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Р ИКП (порог срабатывания)</dc:title>
    <dc:date>2014-12-09T14:17:37.81</dc:date>
    <meta:generator>OpenOffice/4.1.1$Win32 OpenOffice.org_project/411m6$Build-9775</meta:generator>
    <meta:editing-duration>PT3H23M33S</meta:editing-duration>
    <meta:editing-cycles>73</meta:editing-cycles>
    <meta:document-statistic meta:table-count="1" meta:image-count="2" meta:object-count="1" meta:page-count="1" meta:paragraph-count="14" meta:word-count="147" meta:character-count="950"/>
  </office:meta>
</office:document-meta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row>
                      <mo stretchy="false">[</mo>
                      <mrow>
                        <mi mathvariant="italic">x₁</mi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i mathvariant="italic">x₂</mi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i mathvariant="italic">ε₀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o stretchy="false">[</mo>
                      <mrow>
                        <mi mathvariant="italic">x₁</mi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i mathvariant="italic">x₂</mi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  <mrow>
                      <mi/>
                      <mo stretchy="false">&lt;</mo>
                      <mi/>
                    </mrow>
                    <mi mathvariant="italic">ε₀</mi>
                    <mrow>
                      <mi/>
                      <mo stretchy="false">−</mo>
                      <mi/>
                    </mrow>
                    <mi>a</mi>
                  </mrow>
                </mtd>
              </mtr>
            </mtable>
          </mrow>
        </mrow>
      </mrow>
    </mrow>
    <annotation encoding="StarMath 5.0">y(t) = left lbrace stack{
alignl 1, ~ если ~ [x₁(t)-x₂(t)] ~&gt;~ ε₀ #
alignl 0, ~ если ~ [x₁(t)-x₂(t)] ~&lt;~ ε₀ ~-~ a}  right none
</annotation>
  </semantics>
</math>
</file>